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466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6" office:value-type="string">
            <text:p>Large scale def.: [Fowler, 2002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7" office:value-type="string">
            <text:p>Definition on large scal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7" office:value-type="string">
            <text:p>Agile adoption research in general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8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0" table:number-rows-repeated="104840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1">
          <table:table-cell table:number-columns-repeated="5"/>
          <table:table-cell table:style-name="ce2"/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12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1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1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1" table:number-rows-repeated="40">
          <table:table-cell table:number-columns-repeated="1024"/>
        </table:table-row>
        <table:table-row table:style-name="ro11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1" table:number-rows-repeated="24">
          <table:table-cell table:number-columns-repeated="1024"/>
        </table:table-row>
        <table:table-row table:style-name="ro11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1" table:number-rows-repeated="10484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.00.0000</text:date>, <text:time style:data-style-name="N2" text:time-value="0000-00-00T00:36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0-03T00:37:26</dc:date>
    <meta:editing-duration>P10DT9H1M47S</meta:editing-duration>
    <meta:editing-cycles>964</meta:editing-cycles>
    <meta:printed-by>Kim Dikert</meta:printed-by>
    <meta:print-date>2013-05-15T00:23:21</meta:print-date>
    <meta:document-statistic meta:table-count="2" meta:cell-count="2417" meta:object-count="0"/>
  </office:meta>
</office:document-meta>
</file>